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Symbol1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Contents_20_1">
      <style:paragraph-properties fo:line-height="150%"/>
    </style:style>
    <style:style style:name="P2" style:family="paragraph" style:parent-style-name="Contents_20_1">
      <style:paragraph-properties fo:line-height="150%"/>
      <style:text-properties style:font-name="Times New Roman" fo:font-size="12pt" style:font-size-asian="12pt" style:language-asian="en" style:country-asian="US" style:font-name-complex="Times New Roman1"/>
    </style:style>
    <style:style style:name="P3" style:family="paragraph" style:parent-style-name="Contents_20_1">
      <style:paragraph-properties fo:line-height="150%"/>
      <style:text-properties style:font-name="Times New Roman" fo:font-size="12pt" style:font-size-asian="12pt" style:font-name-complex="Times New Roman1"/>
    </style:style>
    <style:style style:name="P4" style:family="paragraph" style:parent-style-name="Standard">
      <style:paragraph-properties fo:margin-left="1.016cm" fo:margin-right="1.27cm" fo:line-height="115%" fo:text-align="justify" style:justify-single-word="false" fo:text-indent="-1.016cm" style:auto-text-indent="false"/>
      <style:text-properties officeooo:paragraph-rsid="001d643e"/>
    </style:style>
    <style:style style:name="P5" style:family="paragraph" style:parent-style-name="Standard">
      <style:paragraph-properties fo:margin-left="1.016cm" fo:margin-right="1.27cm" fo:line-height="115%" fo:text-align="justify" style:justify-single-word="false" fo:text-indent="-1.016cm" style:auto-text-indent="false"/>
      <style:text-properties style:font-name="Times New Roman" fo:font-size="12pt" style:font-size-asian="12pt" style:font-name-complex="Times New Roman1"/>
    </style:style>
    <style:style style:name="P6" style:family="paragraph" style:parent-style-name="Standard">
      <style:paragraph-properties fo:margin-left="0cm" fo:margin-right="1.27cm" fo:line-height="115%" fo:text-align="justify" style:justify-single-word="false" fo:text-indent="0cm" style:auto-text-indent="false">
        <style:tab-stops>
          <style:tab-stop style:position="2.699cm"/>
        </style:tab-stops>
      </style:paragraph-properties>
    </style:style>
    <style:style style:name="P7" style:family="paragraph" style:parent-style-name="Standard">
      <style:paragraph-properties fo:margin-left="0cm" fo:margin-right="1.27cm" fo:line-height="115%" fo:text-align="justify" style:justify-single-word="false" fo:text-indent="0cm" style:auto-text-indent="false">
        <style:tab-stops>
          <style:tab-stop style:position="2.699cm"/>
        </style:tab-stops>
      </style:paragraph-properties>
      <style:text-properties officeooo:paragraph-rsid="00119c05"/>
    </style:style>
    <style:style style:name="P8" style:family="paragraph" style:parent-style-name="Standard">
      <style:paragraph-properties fo:margin-left="0cm" fo:margin-right="1.27cm" fo:line-height="115%" fo:text-align="justify" style:justify-single-word="false" fo:text-indent="0cm" style:auto-text-indent="false">
        <style:tab-stops>
          <style:tab-stop style:position="2.699cm"/>
        </style:tab-stops>
      </style:paragraph-properties>
      <style:text-properties style:font-name="Times New Roman" style:font-name-complex="Times New Roman1"/>
    </style:style>
    <style:style style:name="P9" style:family="paragraph" style:parent-style-name="Standard">
      <style:paragraph-properties fo:margin-left="0cm" fo:margin-right="1.27cm" fo:line-height="115%" fo:text-align="justify" style:justify-single-word="false" fo:text-indent="0cm" style:auto-text-indent="false">
        <style:tab-stops>
          <style:tab-stop style:position="2.699cm"/>
        </style:tab-stops>
      </style:paragraph-properties>
      <style:text-properties style:font-name="Times New Roman" officeooo:paragraph-rsid="00119c05" style:font-name-complex="Times New Roman1"/>
    </style:style>
    <style:style style:name="P10" style:family="paragraph" style:parent-style-name="Standard">
      <style:paragraph-properties fo:text-align="center" style:justify-single-word="false">
        <style:tab-stops>
          <style:tab-stop style:position="1.27cm"/>
          <style:tab-stop style:position="10.16cm"/>
          <style:tab-stop style:position="10.478cm"/>
          <style:tab-stop style:position="11.113cm"/>
        </style:tab-stops>
      </style:paragraph-properties>
      <style:text-properties style:font-name="Times New Roman" fo:font-size="18pt" fo:font-weight="bold" style:font-size-asian="18pt" style:font-weight-asian="bold" style:font-name-complex="Times New Roman1"/>
    </style:style>
    <style:style style:name="P11" style:family="paragraph" style:parent-style-name="Standard">
      <style:paragraph-properties fo:text-align="center" style:justify-single-word="false">
        <style:tab-stops>
          <style:tab-stop style:position="1.27cm"/>
          <style:tab-stop style:position="2.681cm"/>
          <style:tab-stop style:position="10.478cm"/>
          <style:tab-stop style:position="11.113cm"/>
        </style:tab-stops>
      </style:paragraph-properties>
      <style:text-properties style:font-name="Times New Roman" fo:font-size="18pt" fo:font-weight="bold" style:font-size-asian="18pt" style:font-weight-asian="bold" style:font-name-complex="Times New Roman1"/>
    </style:style>
    <style:style style:name="P12" style:family="paragraph" style:parent-style-name="Standard">
      <style:paragraph-properties fo:text-align="center" style:justify-single-word="false">
        <style:tab-stops>
          <style:tab-stop style:position="1.27cm"/>
          <style:tab-stop style:position="2.681cm"/>
          <style:tab-stop style:position="10.478cm"/>
          <style:tab-stop style:position="11.113cm"/>
        </style:tab-stops>
      </style:paragraph-properties>
      <style:text-properties style:font-name="Times New Roman" fo:font-size="18pt" officeooo:rsid="0022432f" style:font-size-asian="18pt" style:font-name-complex="Times New Roman1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14" style:family="paragraph" style:parent-style-name="Standard">
      <style:paragraph-properties fo:text-align="center" style:justify-single-word="false">
        <style:tab-stops>
          <style:tab-stop style:position="1.27cm"/>
          <style:tab-stop style:position="2.681cm"/>
          <style:tab-stop style:position="10.478cm"/>
          <style:tab-stop style:position="11.113cm"/>
        </style:tab-stops>
      </style:paragraph-properties>
      <style:text-properties style:font-name="Times New Roman" style:font-name-complex="Times New Roman1"/>
    </style:style>
    <style:style style:name="P15" style:family="paragraph" style:parent-style-name="Standard">
      <style:paragraph-properties fo:orphans="2" fo:widows="2" fo:hyphenation-ladder-count="no-limit"/>
      <style:text-properties style:font-name="Times New Roman" style:font-name-complex="Times New Roman1" fo:hyphenate="true" fo:hyphenation-remain-char-count="2" fo:hyphenation-push-char-count="2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Times New Roman" style:font-name-complex="Times New Roman1"/>
    </style:style>
    <style:style style:name="P17" style:family="paragraph" style:parent-style-name="Standard">
      <style:paragraph-properties fo:line-height="115%" fo:text-align="justify" style:justify-single-word="false">
        <style:tab-stops>
          <style:tab-stop style:position="1.27cm"/>
          <style:tab-stop style:position="2.681cm"/>
        </style:tab-stops>
      </style:paragraph-properties>
      <style:text-properties style:font-name="Times New Roman" style:font-name-complex="Times New Roman1"/>
    </style:style>
    <style:style style:name="P18" style:family="paragraph" style:parent-style-name="Standard">
      <style:paragraph-properties fo:line-height="115%" fo:text-align="justify" style:justify-single-word="false">
        <style:tab-stops>
          <style:tab-stop style:position="2.699cm"/>
        </style:tab-stops>
      </style:paragraph-properties>
      <style:text-properties style:font-name="Times New Roman" style:font-name-complex="Times New Roman1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Times New Roman" officeooo:paragraph-rsid="002395b9" style:font-name-complex="Times New Roman1"/>
    </style:style>
    <style:style style:name="P20" style:family="paragraph" style:parent-style-name="Standard">
      <style:paragraph-properties fo:line-height="115%" fo:text-align="justify" style:justify-single-word="false">
        <style:tab-stops>
          <style:tab-stop style:position="1.27cm"/>
          <style:tab-stop style:position="2.681cm"/>
        </style:tab-stops>
      </style:paragraph-properties>
      <style:text-properties style:font-name="Times New Roman" officeooo:rsid="00217efd" officeooo:paragraph-rsid="00217efd" style:font-name-complex="Times New Roman1"/>
    </style:style>
    <style:style style:name="P21" style:family="paragraph" style:parent-style-name="Standard">
      <style:paragraph-properties fo:line-height="115%" fo:text-align="justify" style:justify-single-word="false">
        <style:tab-stops>
          <style:tab-stop style:position="1.27cm"/>
          <style:tab-stop style:position="2.681cm"/>
        </style:tab-stops>
      </style:paragraph-properties>
      <style:text-properties style:font-name="Times New Roman" officeooo:rsid="00119c05" officeooo:paragraph-rsid="00119c05" style:font-name-complex="Times New Roman1"/>
    </style:style>
    <style:style style:name="P22" style:family="paragraph" style:parent-style-name="Standard">
      <style:paragraph-properties>
        <style:tab-stops>
          <style:tab-stop style:position="1.27cm"/>
          <style:tab-stop style:position="2.681cm"/>
          <style:tab-stop style:position="10.478cm"/>
          <style:tab-stop style:position="11.113cm"/>
        </style:tab-stops>
      </style:paragraph-properties>
      <style:text-properties style:font-name="Times New Roman" style:font-name-complex="Times New Roman1"/>
    </style:style>
    <style:style style:name="P23" style:family="paragraph" style:parent-style-name="Standard">
      <style:paragraph-properties>
        <style:tab-stops>
          <style:tab-stop style:position="1.27cm"/>
          <style:tab-stop style:position="2.681cm"/>
          <style:tab-stop style:position="10.478cm"/>
          <style:tab-stop style:position="11.113cm"/>
        </style:tab-stops>
      </style:paragraph-properties>
      <style:text-properties style:font-name="Times New Roman" officeooo:paragraph-rsid="0022432f" style:font-name-complex="Times New Roman1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27cm"/>
          <style:tab-stop style:position="2.681cm"/>
          <style:tab-stop style:position="10.478cm"/>
          <style:tab-stop style:position="11.113cm"/>
        </style:tab-stops>
      </style:paragraph-properties>
      <style:text-properties style:font-name="Times New Roman" fo:font-size="14pt" fo:font-style="italic" fo:font-weight="bold" style:font-size-asian="14pt" style:font-style-asian="italic" style:font-weight-asian="bold" style:font-name-complex="Times New Roman1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Times New Roman" fo:font-style="italic" style:font-style-asian="italic" style:font-name-complex="Times New Roman1"/>
    </style:style>
    <style:style style:name="P26" style:family="paragraph" style:parent-style-name="Standard">
      <style:paragraph-properties fo:line-height="115%" fo:text-align="justify" style:justify-single-word="false">
        <style:tab-stops>
          <style:tab-stop style:position="1.27cm"/>
          <style:tab-stop style:position="2.681cm"/>
        </style:tab-stops>
      </style:paragraph-properties>
      <style:text-properties style:font-name="Times New Roman" fo:font-style="italic" style:font-style-asian="italic" style:font-name-complex="Times New Roman1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1"/>
    </style:style>
    <style:style style:name="P28" style:family="paragraph" style:parent-style-name="Standard">
      <style:paragraph-properties>
        <style:tab-stops>
          <style:tab-stop style:position="1.27cm"/>
          <style:tab-stop style:position="2.681cm"/>
          <style:tab-stop style:position="10.478cm"/>
          <style:tab-stop style:position="11.113cm"/>
        </style:tab-stops>
      </style:paragraph-properties>
      <style:text-properties style:font-name="Times New Roman" fo:font-size="13pt" fo:font-weight="bold" style:font-size-asian="13pt" style:font-weight-asian="bold" style:font-name-complex="Times New Roman1" style:font-size-complex="13pt" style:font-weight-complex="bold"/>
    </style:style>
    <style:style style:name="P29" style:family="paragraph" style:parent-style-name="Standard">
      <style:paragraph-properties>
        <style:tab-stops>
          <style:tab-stop style:position="1.27cm"/>
          <style:tab-stop style:position="2.681cm"/>
          <style:tab-stop style:position="10.478cm"/>
          <style:tab-stop style:position="11.113cm"/>
        </style:tab-stops>
      </style:paragraph-properties>
      <style:text-properties style:font-name="Times New Roman" fo:font-size="15pt" officeooo:paragraph-rsid="0022432f" style:font-size-asian="15pt" style:font-name-complex="Times New Roman1" style:font-size-complex="15pt"/>
    </style:style>
    <style:style style:name="P30" style:family="paragraph" style:parent-style-name="Standard">
      <style:paragraph-properties>
        <style:tab-stops>
          <style:tab-stop style:position="1.27cm"/>
          <style:tab-stop style:position="2.681cm"/>
          <style:tab-stop style:position="10.478cm"/>
          <style:tab-stop style:position="11.113cm"/>
        </style:tab-stops>
      </style:paragraph-properties>
      <style:text-properties style:font-name="Times New Roman" fo:font-size="15pt" fo:font-weight="bold" style:font-size-asian="15pt" style:font-weight-asian="bold" style:font-name-complex="Times New Roman1" style:font-size-complex="15pt" style:font-weight-complex="bold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Times New Roman" fo:font-style="normal" style:font-style-asian="normal" style:font-name-complex="Times New Roman1" style:font-style-complex="normal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Times New Roman" fo:font-style="normal" officeooo:rsid="00166576" officeooo:paragraph-rsid="00166576" style:font-style-asian="normal" style:font-name-complex="Times New Roman1" style:font-style-complex="normal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Times New Roman" fo:font-size="12pt" style:font-size-asian="12pt" style:font-name-complex="Times New Roman1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Times New Roman" fo:font-size="12pt" officeooo:rsid="002395b9" officeooo:paragraph-rsid="002395b9" style:font-size-asian="12pt" style:font-name-complex="Times New Roman1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line-height="115%" fo:text-align="justify" style:justify-single-word="false"/>
    </style:style>
    <style:style style:name="P37" style:family="paragraph" style:parent-style-name="Standard">
      <style:paragraph-properties fo:line-height="115%" fo:text-align="justify" style:justify-single-word="false">
        <style:tab-stops>
          <style:tab-stop style:position="1.27cm"/>
          <style:tab-stop style:position="2.681cm"/>
        </style:tab-stops>
      </style:paragraph-properties>
    </style:style>
    <style:style style:name="P38" style:family="paragraph" style:parent-style-name="Standard">
      <style:paragraph-properties fo:line-height="115%" fo:text-align="justify" style:justify-single-word="false">
        <style:tab-stops>
          <style:tab-stop style:position="2.699cm"/>
        </style:tab-stops>
      </style:paragraph-properties>
    </style:style>
    <style:style style:name="P39" style:family="paragraph" style:parent-style-name="Standard">
      <style:paragraph-properties fo:line-height="115%" fo:text-align="justify" style:justify-single-word="false"/>
      <style:text-properties fo:font-style="italic" style:font-style-asian="italic" style:font-style-complex="italic"/>
    </style:style>
    <style:style style:name="P40" style:family="paragraph" style:parent-style-name="Standard">
      <style:paragraph-properties fo:line-height="115%" fo:text-align="justify" style:justify-single-word="false">
        <style:tab-stops>
          <style:tab-stop style:position="1.27cm"/>
          <style:tab-stop style:position="2.681cm"/>
        </style:tab-stops>
      </style:paragraph-properties>
      <style:text-properties fo:font-style="italic" style:font-style-asian="italic" style:font-style-complex="italic"/>
    </style:style>
    <style:style style:name="P41" style:family="paragraph" style:parent-style-name="Standard">
      <style:paragraph-properties fo:line-height="115%" fo:text-align="justify" style:justify-single-word="false"/>
      <style:text-properties fo:font-style="italic" officeooo:rsid="00166576" officeooo:paragraph-rsid="00166576" style:font-style-asian="italic" style:font-style-complex="italic"/>
    </style:style>
    <style:style style:name="P42" style:family="paragraph" style:parent-style-name="Standard">
      <style:paragraph-properties fo:line-height="115%" fo:text-align="justify" style:justify-single-word="false"/>
      <style:text-properties fo:font-style="italic" officeooo:rsid="00166576" officeooo:paragraph-rsid="002395b9" style:font-style-asian="italic" style:font-style-complex="italic"/>
    </style:style>
    <style:style style:name="P43" style:family="paragraph" style:parent-style-name="Standard">
      <style:paragraph-properties fo:line-height="115%" fo:text-align="justify" style:justify-single-word="false"/>
      <style:text-properties fo:font-style="italic" fo:font-weight="bold" officeooo:rsid="002395b9" officeooo:paragraph-rsid="002395b9" style:font-style-asian="italic" style:font-weight-asian="bold" style:font-style-complex="italic" style:font-weight-complex="bold"/>
    </style:style>
    <style:style style:name="P44" style:family="paragraph" style:parent-style-name="Standard">
      <style:text-properties officeooo:paragraph-rsid="0022432f"/>
    </style:style>
    <style:style style:name="P45" style:family="paragraph" style:parent-style-name="Standard">
      <style:paragraph-properties fo:line-height="115%" fo:text-align="justify" style:justify-single-word="false"/>
      <style:text-properties fo:font-size="14pt" fo:font-style="italic" fo:font-weight="bold" officeooo:rsid="00166576" officeooo:paragraph-rsid="002395b9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Standard">
      <style:paragraph-properties fo:text-align="center" style:justify-single-word="false" fo:break-before="page"/>
      <style:text-properties style:font-name="Times New Roman" fo:font-size="14pt" style:font-size-asian="14pt" style:font-name-complex="Times New Roman1"/>
    </style:style>
    <style:style style:name="P47" style:family="paragraph" style:parent-style-name="Standard">
      <style:paragraph-properties fo:margin-left="0.635cm" fo:margin-right="1.27cm" fo:line-height="115%" fo:text-align="justify" style:justify-single-word="false" fo:text-indent="-0.635cm" style:auto-text-indent="false"/>
      <style:text-properties style:font-name="Times New Roman" style:font-name-complex="Times New Roman1"/>
    </style:style>
    <style:style style:name="P48" style:family="paragraph" style:parent-style-name="Standard">
      <style:paragraph-properties fo:margin-left="1.905cm" fo:margin-right="1.27cm" fo:line-height="115%" fo:text-align="justify" style:justify-single-word="false" fo:text-indent="-0.635cm" style:auto-text-indent="false">
        <style:tab-stops>
          <style:tab-stop style:position="2.699cm"/>
        </style:tab-stops>
      </style:paragraph-properties>
    </style:style>
    <style:style style:name="P49" style:family="paragraph" style:parent-style-name="Standard">
      <style:paragraph-properties fo:margin-left="1.905cm" fo:margin-right="1.27cm" fo:line-height="115%" fo:text-align="justify" style:justify-single-word="false" fo:text-indent="-0.635cm" style:auto-text-indent="false">
        <style:tab-stops>
          <style:tab-stop style:position="2.699cm"/>
        </style:tab-stops>
      </style:paragraph-properties>
      <style:text-properties style:font-name="Times New Roman" style:font-name-complex="Times New Roman1"/>
    </style:style>
    <style:style style:name="P50" style:family="paragraph" style:parent-style-name="Standard">
      <style:paragraph-properties fo:margin-left="1.27cm" fo:margin-right="1.27cm" fo:line-height="115%" fo:text-align="justify" style:justify-single-word="false" fo:text-indent="0cm" style:auto-text-indent="false">
        <style:tab-stops>
          <style:tab-stop style:position="2.699cm"/>
        </style:tab-stops>
      </style:paragraph-properties>
    </style:style>
    <style:style style:name="P51" style:family="paragraph" style:parent-style-name="Standard">
      <style:paragraph-properties fo:margin-left="0cm" fo:margin-right="-0.635cm" fo:line-height="115%" fo:text-align="justify" style:justify-single-word="false" fo:text-indent="0cm" style:auto-text-indent="false">
        <style:tab-stops>
          <style:tab-stop style:position="0.635cm"/>
          <style:tab-stop style:position="1.27cm"/>
          <style:tab-stop style:position="2.223cm"/>
          <style:tab-stop style:position="5.715cm"/>
        </style:tab-stops>
      </style:paragraph-properties>
    </style:style>
    <style:style style:name="P52" style:family="paragraph" style:parent-style-name="Standard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1.27cm"/>
          <style:tab-stop style:position="2.681cm"/>
        </style:tab-stops>
      </style:paragraph-properties>
      <style:text-properties style:font-name="Times New Roman" fo:font-style="normal" officeooo:paragraph-rsid="001d643e" style:font-style-asian="normal" style:font-name-complex="Times New Roman1" style:font-style-complex="normal"/>
    </style:style>
    <style:style style:name="P53" style:family="paragraph" style:parent-style-name="Standard">
      <style:paragraph-properties fo:margin-left="-0.686cm" fo:margin-right="1.27cm" fo:line-height="115%" fo:text-align="justify" style:justify-single-word="false" fo:text-indent="0cm" style:auto-text-indent="false"/>
      <style:text-properties style:font-name="Times New Roman" style:font-name-complex="Times New Roman1"/>
    </style:style>
    <style:style style:name="P54" style:family="paragraph" style:parent-style-name="Contents_20_3">
      <style:paragraph-properties fo:line-height="150%"/>
      <style:text-properties style:font-name="Times New Roman" fo:font-size="12pt" style:font-size-asian="12pt" style:language-asian="en" style:country-asian="US" style:font-name-complex="Times New Roman1"/>
    </style:style>
    <style:style style:name="P55" style:family="paragraph" style:parent-style-name="level_20_2_20_bullet">
      <style:paragraph-properties fo:margin-left="0cm" fo:margin-right="1.27cm" fo:line-height="115%" fo:text-align="justify" style:justify-single-word="false" fo:text-indent="-0.032cm" style:auto-text-indent="false">
        <style:tab-stops>
          <style:tab-stop style:position="1.27cm"/>
          <style:tab-stop style:position="2.223cm"/>
          <style:tab-stop style:position="2.681cm"/>
          <style:tab-stop style:position="10.16cm"/>
          <style:tab-stop style:position="10.478cm"/>
          <style:tab-stop style:position="11.113cm"/>
        </style:tab-stops>
      </style:paragraph-properties>
      <style:text-properties style:font-name="Times New Roman" fo:font-style="italic" style:font-style-asian="italic" style:font-name-complex="Times New Roman1" style:font-style-complex="italic"/>
    </style:style>
    <style:style style:name="P56" style:family="paragraph" style:parent-style-name="Contents_20_2">
      <style:paragraph-properties fo:line-height="150%"/>
      <style:text-properties style:font-name="Times New Roman" fo:font-size="12pt" style:font-size-asian="12pt" style:language-asian="en" style:country-asian="US" style:font-name-complex="Times New Roman1"/>
    </style:style>
    <style:style style:name="P57" style:family="paragraph" style:parent-style-name="List_20_Paragraph">
      <style:paragraph-properties fo:margin-left="2.54cm" fo:margin-right="0cm" fo:line-height="115%" fo:text-align="justify" style:justify-single-word="false" fo:text-indent="0cm" style:auto-text-indent="false"/>
      <style:text-properties style:font-name="Times New Roman" style:font-name-complex="Times New Roman1"/>
    </style:style>
    <style:style style:name="P58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.27cm"/>
          <style:tab-stop style:position="2.681cm"/>
          <style:tab-stop style:position="10.478cm"/>
          <style:tab-stop style:position="11.113cm"/>
        </style:tab-stops>
      </style:paragraph-properties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59" style:family="paragraph" style:parent-style-name="Standard" style:list-style-name="WWNum1">
      <style:paragraph-properties fo:line-height="115%" fo:text-align="justify" style:justify-single-word="false"/>
      <style:text-properties style:font-name="Times New Roman" officeooo:paragraph-rsid="00276da1" style:font-name-complex="Times New Roman1"/>
    </style:style>
    <style:style style:name="P60" style:family="paragraph" style:parent-style-name="Standard" style:list-style-name="WWNum8">
      <style:paragraph-properties fo:line-height="115%" fo:text-align="justify" style:justify-single-word="false">
        <style:tab-stops>
          <style:tab-stop style:position="1.27cm"/>
          <style:tab-stop style:position="2.681cm"/>
        </style:tab-stops>
      </style:paragraph-properties>
      <style:text-properties style:font-name="Times New Roman" style:font-name-complex="Times New Roman1"/>
    </style:style>
    <style:style style:name="P61" style:family="paragraph" style:parent-style-name="Standard" style:list-style-name="WWNum8">
      <style:paragraph-properties fo:line-height="115%" fo:text-align="justify" style:justify-single-word="false"/>
      <style:text-properties style:font-name="Times New Roman" style:font-name-complex="Times New Roman1"/>
    </style:style>
    <style:style style:name="P62" style:family="paragraph" style:parent-style-name="Standard" style:list-style-name="WWNum8">
      <style:paragraph-properties fo:line-height="115%" fo:text-align="justify" style:justify-single-word="false"/>
      <style:text-properties style:font-name="Times New Roman" officeooo:paragraph-rsid="00276da1" style:font-name-complex="Times New Roman1"/>
    </style:style>
    <style:style style:name="P63" style:family="paragraph" style:parent-style-name="Standard" style:list-style-name="WWNum8">
      <style:paragraph-properties fo:line-height="115%" fo:text-align="justify" style:justify-single-word="false"/>
      <style:text-properties style:font-name="Times New Roman" officeooo:paragraph-rsid="00119c05" style:font-name-complex="Times New Roman1"/>
    </style:style>
    <style:style style:name="P64" style:family="paragraph" style:parent-style-name="Standard" style:list-style-name="L2">
      <style:paragraph-properties fo:line-height="115%" fo:text-align="justify" style:justify-single-word="false"/>
      <style:text-properties style:font-name="Times New Roman" officeooo:paragraph-rsid="00276da1" style:font-name-complex="Times New Roman1"/>
    </style:style>
    <style:style style:name="P65" style:family="paragraph" style:parent-style-name="Standard" style:list-style-name="WWNum8">
      <style:paragraph-properties fo:line-height="115%" fo:text-align="justify" style:justify-single-word="false">
        <style:tab-stops>
          <style:tab-stop style:position="2.699cm"/>
        </style:tab-stops>
      </style:paragraph-properties>
      <style:text-properties style:font-name="Times New Roman" style:font-name-complex="Times New Roman1"/>
    </style:style>
    <style:style style:name="P66" style:family="paragraph" style:parent-style-name="Standard" style:list-style-name="WWNum8">
      <style:paragraph-properties fo:line-height="115%" fo:text-align="justify" style:justify-single-word="false">
        <style:tab-stops>
          <style:tab-stop style:position="2.699cm"/>
        </style:tab-stops>
      </style:paragraph-properties>
      <style:text-properties style:font-name="Times New Roman" officeooo:paragraph-rsid="00119c05" style:font-name-complex="Times New Roman1"/>
    </style:style>
    <style:style style:name="P67" style:family="paragraph" style:parent-style-name="Standard" style:list-style-name="L3">
      <style:paragraph-properties fo:line-height="115%" fo:text-align="justify" style:justify-single-word="false"/>
      <style:text-properties style:font-name="Times New Roman" officeooo:paragraph-rsid="002395b9" style:font-name-complex="Times New Roman1"/>
    </style:style>
    <style:style style:name="P68" style:family="paragraph" style:parent-style-name="Standard" style:list-style-name="L2">
      <style:paragraph-properties fo:line-height="115%" fo:text-align="justify" style:justify-single-word="false"/>
      <style:text-properties style:font-name="Times New Roman" officeooo:rsid="00276da1" officeooo:paragraph-rsid="00276da1" style:font-name-complex="Times New Roman1"/>
    </style:style>
    <style:style style:name="P69" style:family="paragraph" style:parent-style-name="Standard" style:list-style-name="L3">
      <style:paragraph-properties fo:line-height="115%" fo:text-align="justify" style:justify-single-word="false"/>
      <style:text-properties officeooo:rsid="00276da1" officeooo:paragraph-rsid="00276da1"/>
    </style:style>
    <style:style style:name="P70" style:family="paragraph" style:parent-style-name="Standard" style:list-style-name="WWNum8">
      <style:paragraph-properties fo:margin-left="1.905cm" fo:margin-right="1.27cm" fo:line-height="115%" fo:text-align="justify" style:justify-single-word="false" fo:text-indent="-0.635cm" style:auto-text-indent="false">
        <style:tab-stops>
          <style:tab-stop style:position="2.699cm"/>
        </style:tab-stops>
      </style:paragraph-properties>
      <style:text-properties style:font-name="Times New Roman" style:font-name-complex="Times New Roman1"/>
    </style:style>
    <style:style style:name="P71" style:family="paragraph" style:parent-style-name="Heading_20_1" style:list-style-name="WWNum1">
      <style:paragraph-properties fo:line-height="115%" fo:text-align="justify" style:justify-single-word="false"/>
      <style:text-properties style:font-name="Times New Roman" fo:font-size="12pt" style:font-size-asian="12pt" style:font-name-complex="Times New Roman1"/>
    </style:style>
    <style:style style:name="P72" style:family="paragraph" style:parent-style-name="Heading_20_1" style:list-style-name="WWNum9">
      <style:paragraph-properties fo:line-height="115%" fo:text-align="justify" style:justify-single-word="false"/>
      <style:text-properties style:font-name="Times New Roman" fo:font-size="12pt" style:font-size-asian="12pt" style:font-name-complex="Times New Roman1"/>
    </style:style>
    <style:style style:name="P73" style:family="paragraph" style:parent-style-name="Heading_20_1" style:list-style-name="WWNum1">
      <style:paragraph-properties fo:line-height="115%" fo:text-align="justify" style:justify-single-word="false" fo:break-before="page"/>
      <style:text-properties style:font-name="Times New Roman" fo:font-size="12pt" style:font-size-asian="12pt" style:font-name-complex="Times New Roman1"/>
    </style:style>
    <style:style style:name="P74" style:family="paragraph" style:parent-style-name="Heading_20_2" style:list-style-name="WWNum1">
      <style:paragraph-properties fo:margin-left="1.016cm" fo:margin-right="1.27cm" fo:line-height="115%" fo:text-align="justify" style:justify-single-word="false" fo:text-indent="-1.016cm" style:auto-text-indent="false"/>
      <style:text-properties style:font-name="Times New Roman" fo:font-size="12pt" style:font-size-asian="12pt" style:font-name-complex="Times New Roman1"/>
    </style:style>
    <style:style style:name="P75" style:family="paragraph" style:parent-style-name="Heading_20_2" style:list-style-name="WWNum1">
      <style:paragraph-properties fo:margin-left="1.016cm" fo:margin-right="1.27cm" fo:line-height="115%" fo:text-align="justify" style:justify-single-word="false" fo:text-indent="-1.016cm" style:auto-text-indent="false"/>
    </style:style>
    <style:style style:name="P76" style:family="paragraph" style:parent-style-name="Heading_20_2" style:list-style-name="WWNum5">
      <style:paragraph-properties fo:margin-left="0cm" fo:margin-right="1.27cm" fo:line-height="115%" fo:text-align="justify" style:justify-single-word="false" fo:text-indent="0cm" style:auto-text-indent="false"/>
      <style:text-properties officeooo:paragraph-rsid="001d643e"/>
    </style:style>
    <style:style style:name="P77" style:family="paragraph" style:parent-style-name="Heading_20_3" style:list-style-name="WWNum1">
      <style:paragraph-properties fo:margin-left="1.27cm" fo:margin-right="1.27cm" fo:line-height="115%" fo:text-align="justify" style:justify-single-word="false" fo:text-indent="-1.27cm" style:auto-text-indent="false"/>
      <style:text-properties style:font-name="Times New Roman" fo:font-size="12pt" style:font-size-asian="12pt" style:font-name-complex="Times New Roman1"/>
    </style:style>
    <style:style style:name="P78" style:family="paragraph" style:parent-style-name="List_20_Paragraph" style:list-style-name="WWNum10">
      <style:paragraph-properties fo:line-height="115%" fo:text-align="justify" style:justify-single-word="false">
        <style:tab-stops>
          <style:tab-stop style:position="1.27cm"/>
          <style:tab-stop style:position="2.681cm"/>
        </style:tab-stops>
      </style:paragraph-properties>
      <style:text-properties style:font-name="Times New Roman" style:font-name-complex="Times New Roman1"/>
    </style:style>
    <style:style style:name="P79" style:family="paragraph" style:parent-style-name="List_20_Paragraph" style:list-style-name="WWNum11">
      <style:paragraph-properties fo:line-height="115%" fo:text-align="justify" style:justify-single-word="false">
        <style:tab-stops>
          <style:tab-stop style:position="1.27cm"/>
          <style:tab-stop style:position="2.681cm"/>
        </style:tab-stops>
      </style:paragraph-properties>
      <style:text-properties style:font-name="Times New Roman" style:font-name-complex="Times New Roman1"/>
    </style:style>
    <style:style style:name="P80" style:family="paragraph" style:parent-style-name="List_20_Paragraph" style:list-style-name="WWNum13">
      <style:paragraph-properties fo:line-height="115%" fo:text-align="justify" style:justify-single-word="false"/>
      <style:text-properties style:font-name="Times New Roman" style:font-name-complex="Times New Roman1"/>
    </style:style>
    <style:style style:name="P81" style:family="paragraph" style:parent-style-name="List_20_Paragraph" style:list-style-name="WWNum12">
      <style:paragraph-properties fo:line-height="115%">
        <style:tab-stops>
          <style:tab-stop style:position="1.27cm"/>
          <style:tab-stop style:position="2.681cm"/>
        </style:tab-stops>
      </style:paragraph-properties>
      <style:text-properties style:font-name="Times New Roman" style:font-name-complex="Times New Roman1"/>
    </style:style>
    <style:style style:name="P82" style:family="paragraph" style:parent-style-name="List_20_Paragraph" style:list-style-name="WWNum11">
      <style:paragraph-properties fo:line-height="115%" fo:text-align="justify" style:justify-single-word="false">
        <style:tab-stops>
          <style:tab-stop style:position="1.27cm"/>
          <style:tab-stop style:position="2.681cm"/>
        </style:tab-stops>
      </style:paragraph-properties>
    </style:style>
    <style:style style:name="P83" style:family="paragraph" style:parent-style-name="List_20_Paragraph" style:list-style-name="L1">
      <style:paragraph-properties fo:margin-left="1.6cm" fo:margin-right="0cm" fo:line-height="115%" fo:text-indent="0cm" style:auto-text-indent="false">
        <style:tab-stops>
          <style:tab-stop style:position="1.27cm"/>
          <style:tab-stop style:position="2.681cm"/>
        </style:tab-stops>
      </style:paragraph-properties>
      <style:text-properties style:font-name="Times New Roman" fo:font-weight="normal" officeooo:paragraph-rsid="001d643e" style:font-weight-asian="normal" style:font-name-complex="Times New Roman1" style:font-weight-complex="normal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ae05d" style:font-name-complex="Times New Roman1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4" style:family="text">
      <style:text-properties style:font-name="Times New Roman" fo:font-size="14pt" fo:font-weight="bold" officeooo:rsid="0022432f" style:font-size-asian="14pt" style:font-weight-asian="bold" style:font-name-complex="Times New Roman1"/>
    </style:style>
    <style:style style:name="T5" style:family="text">
      <style:text-properties style:font-name="Times New Roman" fo:font-size="12pt" style:font-size-asian="12pt" style:language-asian="en" style:country-asian="US" style:font-name-complex="Times New Roman1"/>
    </style:style>
    <style:style style:name="T6" style:family="text">
      <style:text-properties style:font-name="Times New Roman" fo:font-size="12pt" style:font-size-asian="12pt" style:font-name-complex="Times New Roman1"/>
    </style:style>
    <style:style style:name="T7" style:family="text">
      <style:text-properties style:font-name="Times New Roman" fo:font-size="12pt" officeooo:rsid="001d643e" style:font-size-asian="12pt" style:font-name-complex="Times New Roman1"/>
    </style:style>
    <style:style style:name="T8" style:family="text">
      <style:text-properties style:font-name="Times New Roman" fo:font-size="12pt" style:text-underline-style="none" style:font-size-asian="12pt" style:font-name-complex="Times New Roman1"/>
    </style:style>
    <style:style style:name="T9" style:family="text">
      <style:text-properties style:font-name="Times New Roman" fo:font-size="12pt" style:text-underline-style="none" fo:font-weight="normal" style:font-size-asian="12pt" style:font-weight-asian="normal" style:font-name-complex="Times New Roman1"/>
    </style:style>
    <style:style style:name="T10" style:family="text">
      <style:text-properties style:font-name="Times New Roman" fo:font-size="12pt" style:text-underline-style="none" fo:font-weight="normal" officeooo:rsid="00217efd" style:font-size-asian="12pt" style:font-weight-asian="normal" style:font-name-complex="Times New Roman1"/>
    </style:style>
    <style:style style:name="T11" style:family="text">
      <style:text-properties style:font-name="Times New Roman" fo:font-weight="bold" style:font-weight-asian="bold" style:font-name-complex="Times New Roman1" style:font-weight-complex="bold"/>
    </style:style>
    <style:style style:name="T12" style:family="text">
      <style:text-properties style:font-name="Times New Roman" fo:font-weight="bold" officeooo:rsid="00119c05" style:font-weight-asian="bold" style:font-name-complex="Times New Roman1" style:font-weight-complex="bold"/>
    </style:style>
    <style:style style:name="T13" style:family="text">
      <style:text-properties officeooo:rsid="001e3d92"/>
    </style:style>
    <style:style style:name="T14" style:family="text">
      <style:text-properties officeooo:rsid="0022432f"/>
    </style:style>
    <style:style style:name="T15" style:family="text">
      <style:text-properties fo:font-size="18pt" fo:font-style="normal" style:text-underline-style="solid" style:text-underline-width="auto" style:text-underline-color="font-color" fo:font-weight="normal" officeooo:rsid="0022432f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weight="bold" officeooo:rsid="0022432f" style:font-weight-asian="bold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22af09"/>
    </style:style>
    <style:style style:name="T19" style:family="text">
      <style:text-properties officeooo:rsid="002395b9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2395b9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2571ea" style:font-size-asian="14pt" style:font-weight-asian="bold" style:font-size-complex="14pt" style:font-weight-complex="bold"/>
    </style:style>
    <style:style style:name="T2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4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5" style:family="text">
      <style:text-properties officeooo:rsid="0024f762"/>
    </style:style>
    <style:style style:name="T26" style:family="text">
      <style:text-properties style:language-asian="en" style:country-asian="US"/>
    </style:style>
    <style:style style:name="T27" style:family="text">
      <style:text-properties officeooo:rsid="002b5ca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p text:style-name="P12">ONLINE BOOKS READING AND PURCHASING</text:p>
      <text:p text:style-name="P14"/>
      <text:p text:style-name="P12"/>
      <text:p text:style-name="P22"><text:tab/><text:tab/> <text:s text:c="32"/><text:span text:style-name="T17"><text:s/></text:span><text:span text:style-name="T15">TEAM MEMBERS</text:span></text:p>
      <text:p text:style-name="P23"><text:tab/><text:tab/> <text:s text:c="21"/></text:p>
      <text:p text:style-name="P29"><text:tab/><text:tab/> <text:s text:c="30"/><text:span text:style-name="T16">1.PRINCE PORUHIT</text:span></text:p>
      <text:p text:style-name="P30"><text:tab/><text:tab/> <text:s text:c="30"/><text:span text:style-name="T14">2.VISHAL GUPTA</text:span></text:p>
      <text:p text:style-name="P28"/>
      <text:p text:style-name="P28"/>
      <text:p text:style-name="P28"/>
      <text:p text:style-name="P11">Software Requirements Specificatio<text:span text:style-name="T14">n</text:span></text:p>
      <text:p text:style-name="P11">Document</text:p>
      <text:p text:style-name="P10"/>
      <text:p text:style-name="P2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4"><text:span text:style-name="T3">Version: (</text:span><text:span text:style-name="T4">1</text:span><text:span text:style-name="T3">) </text:span></text:p>
      <text:p text:style-name="P44"><text:span text:style-name="T3">Date: (</text:span><text:span text:style-name="T4">SEP</text:span><text:span text:style-name="T3">/</text:span><text:span text:style-name="T4">30</text:span><text:span text:style-name="T3">/</text:span><text:span text:style-name="T4">2016</text:span><text:span text:style-name="T3">)</text:span></text:p>
      <text:p text:style-name="P46"/>
      <text:p text:style-name="P27">Table of Contents</text:p>
      <text:p text:style-name="P3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span text:style-name="T5">1. <text:s/>Introduction<text:tab/>Page </text:span><text:bookmark text:name="__Fieldmark__34_362009406"/><text:span text:style-name="T6">No.</text:span></text:p>
        </text:index-body>
      </text:table-of-content>
      <text:p text:style-name="P54"><text:bookmark text:name="__Fieldmark__35_362009406"/>1.1 <text:s/>Purpose<text:tab/></text:p>
      <text:p text:style-name="P54"><text:bookmark text:name="__Fieldmark__36_362009406"/>1.2 <text:s/>Scop<text:span text:style-name="T14">e</text:span><text:tab/></text:p>
      <text:p text:style-name="P54">1.<text:span text:style-name="T14">3</text:span> <text:s/>Overview</text:p>
      <text:p text:style-name="P2"><text:bookmark text:name="__Fieldmark__40_362009406"/>2. <text:s/>The Overall Description<text:tab/></text:p>
      <text:p text:style-name="P56"><text:bookmark text:name="__Fieldmark__41_362009406"/>2.1 <text:s/>Product Perspective<text:tab/></text:p>
      <text:p text:style-name="P54"><text:bookmark text:name="__Fieldmark__42_362009406"/>2.1.1 System Interfaces<text:tab/></text:p>
      <text:p text:style-name="P54"><text:bookmark text:name="__Fieldmark__43_362009406"/>2.1.2 Interfaces<text:tab/></text:p>
      <text:p text:style-name="P54"><text:bookmark text:name="__Fieldmark__44_362009406"/>2.1.3 Hardware Interfaces<text:tab/></text:p>
      <text:p text:style-name="P54"><text:bookmark text:name="__Fieldmark__45_362009406"/>2.1.4 Software Interfaces<text:tab/></text:p>
      <text:p text:style-name="P54"><text:bookmark text:name="__Fieldmark__48_362009406"/>2.1.<text:span text:style-name="T18">5</text:span> Operations<text:tab/></text:p>
      <text:p text:style-name="P54"><text:bookmark text:name="__Fieldmark__49_362009406"/>2.1.<text:span text:style-name="T18">6</text:span> Site Adaptation Requirements<text:tab/></text:p>
      <text:p text:style-name="P56"><text:bookmark text:name="__Fieldmark__50_362009406"/>2.2 <text:s/>Product Functions<text:tab/></text:p>
      <text:p text:style-name="P56"><text:bookmark text:name="__Fieldmark__51_362009406"/>2.3 <text:s/>User Characteristics<text:tab/></text:p>
      <text:p text:style-name="P56"><text:bookmark text:name="__Fieldmark__52_362009406"/>2.4 <text:s/>Constraints<text:tab/></text:p>
      <text:p text:style-name="P56"><text:bookmark text:name="__Fieldmark__53_362009406"/>2.5 Assumptions and Dependencies<text:tab/></text:p>
      <text:p text:style-name="P56">2.6 Apportioning of Requirements</text:p>
      <text:p text:style-name="P56"><text:bookmark text:name="__Fieldmark__54_362009406"/><text:tab/></text:p>
      <text:p text:style-name="P2"><text:bookmark text:name="__Fieldmark__55_362009406"/>3. <text:s/>Specific Requirements<text:tab/></text:p>
      <text:p text:style-name="P56"><text:bookmark text:name="__Fieldmark__56_362009406"/>3.1 External interfaces<text:tab/></text:p>
      <text:p text:style-name="P56"><text:bookmark text:name="__Fieldmark__57_362009406"/>3.2 Functions<text:tab/></text:p>
      <text:p text:style-name="P56"><text:bookmark text:name="__Fieldmark__58_362009406"/>3.3 Performance Requirements<text:tab/></text:p>
      <text:p text:style-name="P56"><text:bookmark text:name="__Fieldmark__59_362009406"/>3.4 Logical Database Requirements<text:tab/><text:tab/><text:tab/></text:p>
      <text:p text:style-name="P2"><text:bookmark text:name="__Fieldmark__76_362009406"/>4. <text:s/>Change Management Process</text:p>
      <text:p text:style-name="P3">5. <text:s/>Document Approvals<text:span text:style-name="T26"><text:tab/></text:span></text:p>
      <text:p text:style-name="P15"/>
      <text:list xml:id="list2624917395107949277" text:style-name="WWNum1">
        <text:list-item>
          <text:h text:style-name="P73" text:outline-level="1">1. <text:s/>Introduction <text:s/></text:h>
          <text:list>
            <text:list-item>
              <text:h text:style-name="P74" text:outline-level="2">1.1 <text:s/>Purpose <text:s/></text:h>
            </text:list-item>
          </text:list>
        </text:list-item>
      </text:list>
      <text:p text:style-name="P17"/>
      <text:p text:style-name="P17"><text:tab/>This <text:s/>document is about about <text:s/>the requirements <text:s/>of online book shopping <text:s/>and E-book <text:tab/>reading site. It will guide to build the software product for the mentioned requirements.</text:p>
      <text:p text:style-name="P17"/>
      <text:list xml:id="list132942915631957" text:continue-numbering="true" text:style-name="WWNum1">
        <text:list-item>
          <text:list>
            <text:list-item>
              <text:h text:style-name="P74" text:outline-level="2">1.2 <text:s/>Scope </text:h>
            </text:list-item>
          </text:list>
        </text:list-item>
      </text:list>
      <text:p text:style-name="P17"/>
      <text:list xml:id="list7572675984586486646" text:style-name="WWNum10">
        <text:list-item>
          <text:p text:style-name="P78">The product name will be GEEKSBOOK. </text:p>
        </text:list-item>
        <text:list-item>
          <text:p text:style-name="P78">It will be a website on-line book shopping and e-book reading.</text:p>
        </text:list-item>
        <text:list-item>
          <text:p text:style-name="P78">Supplier can give details of the book to be sold and also whether book is readable or not .</text:p>
        </text:list-item>
        <text:list-item>
          <text:p text:style-name="P78">User can read books which are mentioned as readable by supplier and cannot read otherwise.</text:p>
        </text:list-item>
        <text:list-item>
          <text:p text:style-name="P78">Benefits:</text:p>
        </text:list-item>
      </text:list>
      <text:list xml:id="list6417533332577964777" text:style-name="WWNum11">
        <text:list-item>
          <text:p text:style-name="P79">user can buy conveniently compared to off-line <text:s/>shopping.</text:p>
        </text:list-item>
        <text:list-item>
          <text:p text:style-name="P82"><text:span text:style-name="T1">user can compare prices of same book by <text:s/>differ</text:span><text:span text:style-name="T2">e</text:span><text:span text:style-name="T1">nt suppliers .</text:span></text:p>
        </text:list-item>
        <text:list-item>
          <text:p text:style-name="P79">For suppliers it is good platform for marketing.</text:p>
        </text:list-item>
      </text:list>
      <text:list xml:id="list7252745755569969203" text:style-name="WWNum12">
        <text:list-header>
          <text:p text:style-name="P81"/>
        </text:list-header>
        <text:list-item>
          <text:p text:style-name="P81">Goals:</text:p>
        </text:list-item>
      </text:list>
      <text:list xml:id="list9203528628920672921" text:style-name="L1">
        <text:list-item>
          <text:p text:style-name="P83"><text:s/>Website which makes marketing and book reading convenient .And <text:s/>provide user friendly interface.</text:p>
        </text:list-item>
        <text:list-item>
          <text:p text:style-name="P83">To provide efficient software which can handle large user <text:s/>requests and ensure the <text:s text:c="21"/><text:tab/> confidentiality of user data.</text:p>
        </text:list-item>
      </text:list>
      <text:list xml:id="list8043113667132947500" text:style-name="WWNum5">
        <text:list-item>
          <text:list>
            <text:list-header>
              <text:h text:style-name="P76" text:outline-level="2"><text:span text:style-name="T6">1.</text:span><text:span text:style-name="T7">3</text:span><text:span text:style-name="T6"> <text:s/>Overview <text:s/></text:span></text:h>
            </text:list-header>
          </text:list>
        </text:list-item>
      </text:list>
      <text:p text:style-name="P4"/>
      <text:p text:style-name="P52"><text:tab/>Section 2 gives an easy to understand specification for end-users (consumers) and section 3 <text:tab/>gives a detailed description of the requirements and is intended for the Developers and <text:tab/>Designers.</text:p>
      <text:list xml:id="list132942999532103" text:continue-list="list132942915631957" text:style-name="WWNum1">
        <text:list-item>
          <text:h text:style-name="P71" text:outline-level="1">2. <text:s/>The Overall Description <text:s/></text:h>
        </text:list-item>
      </text:list>
      <text:p text:style-name="P33"/>
      <text:list xml:id="list132942659310163" text:continue-numbering="true" text:style-name="WWNum1">
        <text:list-item>
          <text:list>
            <text:list-item>
              <text:h text:style-name="P74" text:outline-level="2">2.1 <text:s/>Product Perspective <text:s/></text:h>
            </text:list-item>
          </text:list>
        </text:list-item>
      </text:list>
      <text:p text:style-name="P17"/>
      <text:p text:style-name="P17"><text:tab/>This is partially based on Amazon which provides book shopping functionality and <text:s/><text:tab/>Safaribooksonline which provides online reading.</text:p>
      <text:p text:style-name="P17"/>
      <text:list xml:id="list132941931737955" text:continue-numbering="true" text:style-name="WWNum1">
        <text:list-item>
          <text:list>
            <text:list-item>
              <text:list>
                <text:list-item>
                  <text:h text:style-name="P77" text:outline-level="3"/>
                </text:list-item>
                <text:list-item>
                  <text:h text:style-name="P77" text:outline-level="3">2.1.1 System Interfaces</text:h>
                </text:list-item>
              </text:list>
            </text:list-item>
          </text:list>
        </text:list-item>
      </text:list>
      <text:p text:style-name="Standard"><text:tab/></text:p>
      <text:p text:style-name="P16"><text:tab/>For designing user interface we can use Bootstrap framework also for transcations we can <text:tab/>use APIs that are provided by banks software.</text:p>
      <text:list xml:id="list132941864817864" text:continue-numbering="true" text:style-name="WWNum1">
        <text:list-item>
          <text:list>
            <text:list-item>
              <text:list>
                <text:list-item>
                  <text:h text:style-name="P77" text:outline-level="3"/>
                </text:list-item>
                <text:list-item>
                  <text:h text:style-name="P77" text:outline-level="3"/>
                </text:list-item>
                <text:list-item>
                  <text:h text:style-name="P77" text:outline-level="3"><text:soft-page-break/>2.1.2 Interfaces</text:h>
                </text:list-item>
              </text:list>
            </text:list-item>
          </text:list>
        </text:list-item>
      </text:list>
      <text:p text:style-name="P16"/>
      <text:p text:style-name="P16"><text:tab/>There will be a GUI for user <text:s/>and supplier .Separate GUI for online reading and purchasing. </text:p>
      <text:p text:style-name="P47"/>
      <text:list xml:id="list132941886473052" text:continue-numbering="true" text:style-name="WWNum1">
        <text:list-item>
          <text:list>
            <text:list-item>
              <text:list>
                <text:list-item>
                  <text:h text:style-name="P77" text:outline-level="3">2.1.3 Hardware Interfaces</text:h>
                </text:list-item>
              </text:list>
            </text:list-item>
          </text:list>
        </text:list-item>
      </text:list>
      <text:p text:style-name="P25"/>
      <text:p text:style-name="P16"><text:tab/>Our software will be desktop compatible.</text:p>
      <text:list xml:id="list132942703157075" text:continue-numbering="true" text:style-name="WWNum1">
        <text:list-item>
          <text:list>
            <text:list-item>
              <text:list>
                <text:list-item>
                  <text:h text:style-name="P77" text:outline-level="3">2.1.4 Software Interfaces</text:h>
                </text:list-item>
              </text:list>
            </text:list-item>
          </text:list>
        </text:list-item>
      </text:list>
      <text:p text:style-name="P16"/>
      <text:p text:style-name="P16"><text:tab/>For the user end any browser with <text:span text:style-name="T25">Internet</text:span> connection is required. For the developer end we <text:tab/>will be using Mysql server(for database operation queries), and local server such as Apache <text:s/><text:tab/>and <text:s/>so we can use product like XAMP.</text:p>
      <text:list xml:id="list132942567538341" text:continue-numbering="true" text:style-name="WWNum1">
        <text:list-item>
          <text:list>
            <text:list-item>
              <text:list>
                <text:list-item>
                  <text:h text:style-name="P77" text:outline-level="3"/>
                </text:list-item>
                <text:list-item>
                  <text:h text:style-name="P77" text:outline-level="3">2.1.<text:span text:style-name="T25">5</text:span> Operations</text:h>
                </text:list-item>
              </text:list>
            </text:list-item>
          </text:list>
        </text:list-item>
      </text:list>
      <text:p text:style-name="P16"/>
      <text:p text:style-name="P16"><text:tab/>Supplier can act as a user. System failure may occur due to large number of user access the <text:tab/>site simultaneously .</text:p>
      <text:p text:style-name="P16"/>
      <text:list xml:id="list132942305588189" text:continue-numbering="true" text:style-name="WWNum1">
        <text:list-item>
          <text:list>
            <text:list-item>
              <text:list>
                <text:list-item>
                  <text:h text:style-name="P77" text:outline-level="3">2.1.<text:span text:style-name="T25">6</text:span> Site Adaptation Requirements</text:h>
                </text:list-item>
              </text:list>
            </text:list-item>
          </text:list>
        </text:list-item>
      </text:list>
      <text:p text:style-name="Standard"><text:s/></text:p>
      <text:p text:style-name="Standard"><text:tab/>For developer end system <text:span text:style-name="T13">which require website to support highly reliable </text:span>should have <text:s/><text:tab/>backup facility.</text:p>
      <text:p text:style-name="P16"/>
      <text:list xml:id="list132941909893832" text:continue-numbering="true" text:style-name="WWNum1">
        <text:list-item>
          <text:list>
            <text:list-item>
              <text:h text:style-name="P74" text:outline-level="2">2.2 <text:s/>Product Functions </text:h>
            </text:list-item>
          </text:list>
        </text:list-item>
      </text:list>
      <text:p text:style-name="P5"/>
      <text:list xml:id="list132941083788482" text:continue-numbering="true" text:style-name="WWNum1">
        <text:list-item>
          <text:p text:style-name="P59"><text:tab/> <text:s text:c="4"/>As a user you can <text:span text:style-name="T27">search,</text:span>read the on-line books and also purchase.</text:p>
        </text:list-item>
      </text:list>
      <text:p text:style-name="P16"><text:tab/>As a supplier you can provide details of the book to be sold and also mention whether <text:s/>book <text:tab/>is readable or not. <text:span text:style-name="T27">And later if he want he can remove the book.</text:span></text:p>
      <text:p text:style-name="P25"/>
      <text:list xml:id="list132940874464605" text:continue-numbering="true" text:style-name="WWNum1">
        <text:list-item>
          <text:list>
            <text:list-item>
              <text:h text:style-name="P74" text:outline-level="2">2.3 <text:s/>User Characteristics </text:h>
            </text:list-item>
          </text:list>
        </text:list-item>
      </text:list>
      <text:p text:style-name="P17"/>
      <text:p text:style-name="P17"><text:tab/>User and supplier should know the way of singing up and login using any browser.</text:p>
      <text:p text:style-name="P20"><text:tab/>User should valid credentials .</text:p>
      <text:p text:style-name="P26"/>
      <text:list xml:id="list132941151646281" text:continue-numbering="true" text:style-name="WWNum1">
        <text:list-item>
          <text:list>
            <text:list-item>
              <text:h text:style-name="P74" text:outline-level="2">2.4 <text:s/>Constraints</text:h>
            </text:list-item>
            <text:list-item>
              <text:h text:style-name="P75" text:outline-level="2"><text:span text:style-name="T8"><text:s text:c="2"/><text:tab/></text:span><text:span text:style-name="T9">Mainta</text:span><text:span text:style-name="T10">i</text:span><text:span text:style-name="T9">n <text:s/>user,</text:span><text:span text:style-name="T10">supplier</text:span><text:span text:style-name="T9"> confidentiality.</text:span></text:h>
            </text:list-item>
            <text:list-item>
              <text:h text:style-name="P74" text:outline-level="2">2.5 Assumptions and Dependencies</text:h>
            </text:list-item>
          </text:list>
        </text:list-item>
      </text:list>
      <text:p text:style-name="P17"/>
      <text:p text:style-name="P17"><text:tab/>For user or supplier browser should be above IE9(Internet Explorer),Google chrome.</text:p>
      <text:p text:style-name="P17"><text:tab/>For server end there should be a host management systems and database management system.</text:p>
      <text:list xml:id="list132942649567029" text:continue-numbering="true" text:style-name="WWNum1">
        <text:list-item>
          <text:list>
            <text:list-item>
              <text:h text:style-name="P74" text:outline-level="2">2.6 Apportioning of Requirements.</text:h>
            </text:list-item>
          </text:list>
        </text:list-item>
      </text:list>
      <text:p text:style-name="P16"><text:soft-page-break/><text:s/><text:line-break/> <text:s text:c="6"/>In newer version of our software we will be adding feature like:</text:p>
      <text:list xml:id="list4503385629902320433" text:style-name="WWNum13">
        <text:list-item>
          <text:p text:style-name="P80">More reliable and back up system.</text:p>
        </text:list-item>
        <text:list-item>
          <text:p text:style-name="P80">Third party transaction like paytm , freecharge.</text:p>
        </text:list-item>
      </text:list>
      <text:p text:style-name="P57"/>
      <text:list xml:id="list132942575127376" text:continue-list="list132942649567029" text:style-name="WWNum1">
        <text:list-item>
          <text:h text:style-name="P71" text:outline-level="1">3. <text:s/>Specific Requirements:</text:h>
          <text:list>
            <text:list-item>
              <text:h text:style-name="P74" text:outline-level="2"/>
            </text:list-item>
            <text:list-item>
              <text:h text:style-name="P74" text:outline-level="2">3.1 External Interfaces</text:h>
            </text:list-item>
          </text:list>
        </text:list-item>
      </text:list>
      <text:p text:style-name="P40"/>
      <text:p text:style-name="P17"><text:s text:c="6"/>USER SIGNUP INTERFACE:</text:p>
      <text:p text:style-name="P17"><text:s/></text:p>
      <text:list xml:id="list8297372243880373685" text:style-name="WWNum8">
        <text:list-item>
          <text:p text:style-name="P60">Description of purpose</text:p>
        </text:list-item>
      </text:list>
      <text:p text:style-name="P17"><text:s text:c="3"/><text:tab/><text:tab/>To register the user.</text:p>
      <text:list xml:id="list132942322371082" text:continue-numbering="true" text:style-name="WWNum8">
        <text:list-item>
          <text:p text:style-name="P60">Source of input or destination of output</text:p>
        </text:list-item>
      </text:list>
      <text:p text:style-name="P17"><text:s text:c="2"/><text:tab/><text:tab/>User and destination is our database.</text:p>
      <text:list xml:id="list132941722488747" text:continue-numbering="true" text:style-name="WWNum8">
        <text:list-item>
          <text:p text:style-name="P60">Valid range, accuracy and/or tolerance</text:p>
        </text:list-item>
      </text:list>
      <text:p text:style-name="P17"><text:s/><text:tab/><text:tab/> eg. Email id format xyz@abc.com. </text:p>
      <text:list xml:id="list132941092332855" text:continue-numbering="true" text:style-name="WWNum8">
        <text:list-item>
          <text:p text:style-name="P60">Units of measure</text:p>
        </text:list-item>
      </text:list>
      <text:p text:style-name="P17"><text:s text:c="2"/><text:tab/><text:tab/>eg. password length greater than 5.</text:p>
      <text:list xml:id="list132941256268101" text:continue-numbering="true" text:style-name="WWNum8">
        <text:list-item>
          <text:p text:style-name="P60">Relationships to other inputs/outputs</text:p>
        </text:list-item>
      </text:list>
      <text:p text:style-name="P17"><text:tab/><text:tab/>At the time of login the user credential will be matched with the stored information <text:s/><text:tab/><text:tab/>of the user.</text:p>
      <text:list xml:id="list132942956822200" text:continue-numbering="true" text:style-name="WWNum8">
        <text:list-item>
          <text:p text:style-name="P60">End messages</text:p>
        </text:list-item>
      </text:list>
      <text:p text:style-name="P17"><text:tab/><text:tab/>eg. You have successfully signed up.</text:p>
      <text:p text:style-name="P17"/>
      <text:p text:style-name="P17"><text:s text:c="2"/>SUPPLIER SIGNUP NTERFACE:</text:p>
      <text:p text:style-name="P17"><text:tab/> </text:p>
      <text:list xml:id="list132941892664959" text:continue-numbering="true" text:style-name="WWNum8">
        <text:list-item>
          <text:p text:style-name="P60">Description of purpose</text:p>
        </text:list-item>
      </text:list>
      <text:p text:style-name="P17"><text:s/><text:tab/><text:tab/> <text:s text:c="3"/>Register the supplier.</text:p>
      <text:list xml:id="list132942868713322" text:continue-numbering="true" text:style-name="WWNum8">
        <text:list-item>
          <text:p text:style-name="P60">Source of input or destination of output</text:p>
        </text:list-item>
      </text:list>
      <text:p text:style-name="P17"><text:s text:c="3"/><text:tab/><text:tab/> <text:s/>Supplier.</text:p>
      <text:list xml:id="list132942263629193" text:continue-numbering="true" text:style-name="WWNum8">
        <text:list-item>
          <text:p text:style-name="P60">Valid range, accuracy and/or tolerance</text:p>
        </text:list-item>
      </text:list>
      <text:p text:style-name="P17"><text:s text:c="4"/><text:tab/><text:tab/> contact number should be valid and an OTP will be send for authentication.</text:p>
      <text:list xml:id="list132941088929471" text:continue-numbering="true" text:style-name="WWNum8">
        <text:list-item>
          <text:p text:style-name="P60">Relationships to other inputs/outputs</text:p>
        </text:list-item>
      </text:list>
      <text:p text:style-name="P17"><text:s text:c="3"/><text:tab/><text:tab/> When supplier will login it's credential should match with it's information.</text:p>
      <text:list xml:id="list132941993335207" text:continue-numbering="true" text:style-name="WWNum8">
        <text:list-item>
          <text:p text:style-name="P60">End messages</text:p>
        </text:list-item>
      </text:list>
      <text:p text:style-name="P17"><text:s text:c="3"/><text:tab/><text:tab/><text:span text:style-name="T19">eg.</text:span> You are successfully signed up.</text:p>
      <text:p text:style-name="P37"/>
      <text:p text:style-name="P37"/>
      <text:p text:style-name="P17"><text:tab/><text:tab/></text:p>
      <text:p text:style-name="P37"/>
      <text:list xml:id="list132942480414297" text:continue-list="list132942575127376" text:style-name="WWNum1">
        <text:list-item>
          <text:list>
            <text:list-item>
              <text:h text:style-name="P74" text:outline-level="2"/>
            </text:list-item>
            <text:list-item>
              <text:h text:style-name="P74" text:outline-level="2"><text:soft-page-break/>3.2 Functions</text:h>
            </text:list-item>
          </text:list>
        </text:list-item>
      </text:list>
      <text:p text:style-name="P53"/>
      <text:p text:style-name="P36"><text:span text:style-name="T1"><text:tab/></text:span><text:span text:style-name="T11">Search Functionality:</text:span></text:p>
      <text:p text:style-name="P36"/>
      <text:list xml:id="list132942347793137" text:continue-list="list132941993335207" text:style-name="WWNum8">
        <text:list-item>
          <text:p text:style-name="P62">Exact sequence of operations</text:p>
        </text:list-item>
      </text:list>
      <text:list xml:id="list2962954050021857545" text:style-name="L2">
        <text:list-item>
          <text:p text:style-name="P64">User <text:s/>can search by either book title, author name or publication. </text:p>
        </text:list-item>
        <text:list-item>
          <text:p text:style-name="P64">provide at least one of above three options.</text:p>
        </text:list-item>
        <text:list-item>
          <text:p text:style-name="P68">User will be presented with the list of books which matches with the search.</text:p>
        </text:list-item>
        <text:list-item>
          <text:p text:style-name="P68">User can apply more filters.</text:p>
        </text:list-item>
      </text:list>
      <text:p text:style-name="P16"><text:tab/> <text:s text:c="8"/></text:p>
      <text:list xml:id="list132940977847953" text:continue-list="list132942347793137" text:style-name="WWNum8">
        <text:list-item>
          <text:p text:style-name="P61">Responses to abnormal situation, including</text:p>
        </text:list-item>
      </text:list>
      <text:p text:style-name="P16"><text:tab/><text:tab/> If the provided information does not match any of the stored information than a <text:tab/><text:tab/><text:tab/> message will be poped up that “no match is found”.</text:p>
      <text:p text:style-name="P16"/>
      <text:list xml:id="list132941010583339" text:continue-numbering="true" text:style-name="WWNum8">
        <text:list-item>
          <text:p text:style-name="P70">Overflow</text:p>
        </text:list-item>
      </text:list>
      <text:p text:style-name="P49"><text:tab/><text:tab/>Only twenty five books will be shown on one page and rest will be shown <text:tab/>on other pages.</text:p>
      <text:p text:style-name="P49"/>
      <text:list xml:id="list132941228345085" text:continue-numbering="true" text:style-name="WWNum8">
        <text:list-item>
          <text:p text:style-name="P70">Communication facilities</text:p>
        </text:list-item>
      </text:list>
      <text:p text:style-name="P49"><text:s/><text:tab/> <text:s text:c="6"/>User can use search box to find the books.</text:p>
      <text:p text:style-name="P49"/>
      <text:list xml:id="list132942012222473" text:continue-numbering="true" text:style-name="WWNum8">
        <text:list-item>
          <text:p text:style-name="P65">Effect of parameters</text:p>
        </text:list-item>
      </text:list>
      <text:p text:style-name="P18"><text:s text:c="25"/>Result will be filtered on the parameters provided by the user.</text:p>
      <text:p text:style-name="P18"><text:tab/></text:p>
      <text:list xml:id="list132940929085845" text:continue-numbering="true" text:style-name="WWNum8">
        <text:list-item>
          <text:p text:style-name="P61">Exact sequence of operations</text:p>
        </text:list-item>
      </text:list>
      <text:list xml:id="list7995502695579021341" text:style-name="L3">
        <text:list-item>
          <text:p text:style-name="P69">If user is purchasing first time than he will provide all details like address,contact number.</text:p>
        </text:list-item>
        <text:list-item>
          <text:p text:style-name="P67">Than he will be directed to place the order page.</text:p>
        </text:list-item>
        <text:list-item>
          <text:p text:style-name="P67">If user is purchasing second time than either he can use the previous details or can edi<text:span text:style-name="T19">t </text:span>the details provided earlier.</text:p>
        </text:list-item>
      </text:list>
      <text:p text:style-name="P16"><text:tab/> <text:s text:c="11"/></text:p>
      <text:list xml:id="list132941227434980" text:continue-list="list132940929085845" text:style-name="WWNum8">
        <text:list-item>
          <text:p text:style-name="P70">Communication facilities</text:p>
        </text:list-item>
      </text:list>
      <text:p text:style-name="P18"><text:tab/>The user details will be provided through the form <text:s/>and product review can be <text:tab/>given.</text:p>
      <text:p text:style-name="P18"/>
      <text:list xml:id="list132941670454163" text:continue-numbering="true" text:style-name="WWNum8">
        <text:list-item>
          <text:p text:style-name="P65">Effect of parameters</text:p>
        </text:list-item>
      </text:list>
      <text:p text:style-name="P18"><text:tab/>Expected delivery date will be provided on the basis of address of user.</text:p>
      <text:p text:style-name="P18"/>
      <text:p text:style-name="P36"><text:span text:style-name="T1"><text:s text:c="2"/></text:span><text:span text:style-name="T11"><text:s text:c="2"/></text:span><text:span text:style-name="T12"><text:s text:c="2"/></text:span><text:span text:style-name="T11">Reading Functionality:</text:span></text:p>
      <text:p text:style-name="P16"><text:tab/></text:p>
      <text:list xml:id="list132942006831507" text:continue-numbering="true" text:style-name="WWNum8">
        <text:list-item>
          <text:p text:style-name="P61"><text:s text:c="2"/>Validity checks on the inputs</text:p>
        </text:list-item>
      </text:list>
      <text:p text:style-name="P16"><text:s text:c="3"/><text:tab/><text:tab/> If the book is marked readable then only user can read the book.</text:p>
      <text:p text:style-name="P16"/>
      <text:list xml:id="list132942236092452" text:continue-numbering="true" text:style-name="WWNum8">
        <text:list-item>
          <text:p text:style-name="P61">Exact sequence of operations</text:p>
        </text:list-item>
      </text:list>
      <text:p text:style-name="P16"><text:soft-page-break/><text:s text:c="2"/><text:tab/><text:tab/> User will click on thumbnail <text:s/>and <text:s/>new window will open showing the book.</text:p>
      <text:p text:style-name="P16"><text:s text:c="4"/></text:p>
      <text:list xml:id="list132942698745516" text:continue-numbering="true" text:style-name="WWNum8">
        <text:list-item>
          <text:p text:style-name="P61"><text:bookmark text:name="__DdeLink__2768_1096550719"/>Responses to abnormal situation, including</text:p>
        </text:list-item>
      </text:list>
      <text:p text:style-name="P16"><text:bookmark text:name="__DdeLink__2768_10965507191"/><text:tab/> <text:s text:c="9"/>If version of browser is less than IE9 then <text:s/>message will be pop up “Browser is not <text:tab/><text:tab/>supported”.If book is not readable than user can't read it.</text:p>
      <text:p text:style-name="P16"/>
      <text:list xml:id="list132941703228225" text:continue-numbering="true" text:style-name="WWNum8">
        <text:list-item>
          <text:p text:style-name="P70">Communication facilities</text:p>
        </text:list-item>
      </text:list>
      <text:p text:style-name="P49"><text:s text:c="2"/><text:tab/> <text:s text:c="5"/>User can provide review for the book and reading interface.</text:p>
      <text:p text:style-name="P48"/>
      <text:p text:style-name="P6"><text:span text:style-name="T1"><text:s text:c="2"/></text:span><text:span text:style-name="T11"><text:s/>Suppliers Perspective <text:s/>Functionality</text:span></text:p>
      <text:p text:style-name="P9"><text:s text:c="12"/></text:p>
      <text:p text:style-name="P7"><text:span text:style-name="T1"><text:s text:c="7"/></text:span><text:span text:style-name="T11">Add book Functionality:</text:span></text:p>
      <text:p text:style-name="P8"/>
      <text:list xml:id="list132941797547126" text:continue-numbering="true" text:style-name="WWNum8">
        <text:list-item>
          <text:p text:style-name="P61">Exact sequence of operations</text:p>
        </text:list-item>
      </text:list>
      <text:p text:style-name="P19"><text:tab/><text:tab/> <text:s/>Click on the add book button. Supplier will be redirected to the book details form <text:tab/><text:tab/> <text:s text:c="2"/>which <text:span text:style-name="T19">also </text:span>includes readability tag. <text:s/>And now he can submit the form and <text:tab/><text:tab/> <text:s text:c="14"/>information will be stored in our database.</text:p>
      <text:p text:style-name="P50"/>
      <text:list xml:id="list132941996953737" text:continue-numbering="true" text:style-name="WWNum8">
        <text:list-item>
          <text:p text:style-name="P70">Communication facilities</text:p>
        </text:list-item>
      </text:list>
      <text:p text:style-name="P49"><text:s text:c="2"/><text:tab/><text:tab/>He can contact with developer regarding any issue.</text:p>
      <text:p text:style-name="P6"/>
      <text:list xml:id="list132942753349795" text:continue-numbering="true" text:style-name="WWNum8">
        <text:list-item>
          <text:p text:style-name="P65">Effect of parameters</text:p>
        </text:list-item>
      </text:list>
      <text:p text:style-name="P18"><text:s text:c="25"/>On the basis of readability tag book will be available to user as readable.</text:p>
      <text:p text:style-name="P38"/>
      <text:p text:style-name="P6"><text:span text:style-name="T1"><text:s text:c="6"/></text:span><text:span text:style-name="T11"><text:s/>Remove Book Functionality:</text:span></text:p>
      <text:p text:style-name="P9"><text:s text:c="13"/></text:p>
      <text:list xml:id="list132942020681800" text:continue-numbering="true" text:style-name="WWNum8">
        <text:list-item>
          <text:p text:style-name="P66">Exact sequence of operations</text:p>
          <text:p text:style-name="P63"><text:s text:c="4"/>Click on the remove book button. Select book to be removed. If supplier id <text:s/>of the <text:s text:c="3"/><text:tab/>book matches with the current supplier id than he can remove the book .</text:p>
          <text:p text:style-name="P63"/>
        </text:list-item>
        <text:list-item>
          <text:p text:style-name="P70">Communication facilities</text:p>
        </text:list-item>
      </text:list>
      <text:p text:style-name="P49"><text:s/><text:tab/> <text:s text:c="5"/>He can contact with developer regarding any issue.</text:p>
      <text:p text:style-name="P49"/>
      <text:list xml:id="list132942010837721" text:continue-numbering="true" text:style-name="WWNum8">
        <text:list-item>
          <text:p text:style-name="P61">Responses to abnormal situation, including</text:p>
        </text:list-item>
      </text:list>
      <text:p text:style-name="P18"><text:s text:c="24"/>If <text:s/>supplier id doesn't match a message will be pop <text:s/>out “You are not Permitted”.</text:p>
      <text:p text:style-name="P18"><text:tab/></text:p>
      <text:list xml:id="list132943042033877" text:continue-list="list132942480414297" text:style-name="WWNum1">
        <text:list-item>
          <text:list>
            <text:list-item>
              <text:h text:style-name="P74" text:outline-level="2">3.3 Performance Requirements</text:h>
            </text:list-item>
          </text:list>
        </text:list-item>
      </text:list>
      <text:p text:style-name="P37"/>
      <text:p text:style-name="P17">3.3.1 Availability</text:p>
      <text:p text:style-name="P17"><text:tab/>site will be available for 24*7.</text:p>
      <text:p text:style-name="P17"/>
      <text:p text:style-name="P17">3.3.2 Security</text:p>
      <text:p text:style-name="P17"><text:tab/>User credentials will be kept confidential.</text:p>
      <text:p text:style-name="P17"/>
      <text:p text:style-name="P21"><text:soft-page-break/>3.3.<text:span text:style-name="T19">3</text:span> Usability</text:p>
      <text:p text:style-name="P21"><text:tab/>user friendly graphical user interface.</text:p>
      <text:p text:style-name="P21"/>
      <text:p text:style-name="P21">3.3.<text:span text:style-name="T19">4</text:span> Portability</text:p>
      <text:p text:style-name="P21"><text:tab/>As we are using xampp server it can act as server for website hosting.</text:p>
      <text:p text:style-name="P55"/>
      <text:p text:style-name="P55"/>
      <text:list xml:id="list132941660253480" text:continue-numbering="true" text:style-name="WWNum1">
        <text:list-item>
          <text:list>
            <text:list-item>
              <text:h text:style-name="P74" text:outline-level="2">3.4 Logical Database Requirements</text:h>
            </text:list-item>
          </text:list>
        </text:list-item>
      </text:list>
      <text:p text:style-name="P16"/>
      <text:p text:style-name="P34"><text:s text:c="6"/>ER diagram of our website is made using workbench software and it is attached along with this <text:s text:c="12"/><text:tab/>document.</text:p>
      <text:p text:style-name="P34"/>
      <text:list xml:id="list7459358350548848909" text:style-name="WWNum9">
        <text:list-item>
          <text:h text:style-name="P72" text:outline-level="1">Change Management Process</text:h>
        </text:list-item>
      </text:list>
      <text:p text:style-name="P31"/>
      <text:p text:style-name="P32"><text:tab/>Initially web site will be launched as beta testing model. Even after final launch of web site <text:tab/>if user face any difficulty it can contact via feedback forum. Also supplier can contact <text:tab/>developer for specific changes <text:s/>if needed.</text:p>
      <text:list xml:id="list132941574658584" text:continue-numbering="true" text:style-name="WWNum9">
        <text:list-item>
          <text:h text:style-name="P72" text:outline-level="1">Document Approvals</text:h>
        </text:list-item>
      </text:list>
      <text:p text:style-name="P16"/>
      <text:p text:style-name="P31"><text:s text:c="7"/>Identify the <text:span text:style-name="T19">approvers</text:span> of the SRS document. Approver name, signature, and date should be <text:s text:c="7"/><text:tab/>used.</text:p>
      <text:p text:style-name="P41"/>
      <text:p text:style-name="P41"><text:s text:c="5"/>This Document is approved by:</text:p>
      <text:p text:style-name="P43"/>
      <text:p text:style-name="P42"><text:span text:style-name="T24"><text:s text:c="3"/></text:span><text:span text:style-name="T23">Developers</text:span><text:span text:style-name="T24"> : </text:span><text:span text:style-name="T20"><text:s text:c="2"/></text:span></text:p>
      <text:p text:style-name="P45"/>
      <text:p text:style-name="P42"><text:span text:style-name="T20"><text:tab/>Vishal <text:s/></text:span><text:span text:style-name="T22">G</text:span><text:span text:style-name="T21">upta</text:span><text:span text:style-name="T20"> <text:s text:c="8"/></text:span><text:span text:style-name="T21">2014ucp1142</text:span><text:span text:style-name="T20"> <text:s text:c="11"/></text:span></text:p>
      <text:p text:style-name="P42"><text:span text:style-name="T20"><text:tab/>Prince <text:s/></text:span><text:span text:style-name="T22">P</text:span><text:span text:style-name="T21">urohit</text:span><text:span text:style-name="T20"><text:tab/></text:span><text:span text:style-name="T21">2014ucp1159</text:span></text:p>
      <text:p text:style-name="P41"/>
      <text:p text:style-name="P39"/>
      <text:p text:style-name="P39"/>
      <text:p text:style-name="P36"/>
      <text:p text:style-name="P51"/>
      <text:p text:style-name="P51"/>
      <text:p text:style-name="P51"/>
      <text:p text:style-name="P51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Symbol1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62cm" fo:margin-right="0cm" fo:margin-top="0.423cm" fo:margin-bottom="0cm" style:contextual-spacing="false" fo:text-indent="-0.762cm" style:auto-text-indent="false">
        <style:tab-stops>
          <style:tab-stop style:position="0.762cm"/>
          <style:tab-stop style:position="1.27cm"/>
          <style:tab-stop style:position="10.16cm"/>
        </style:tab-stops>
      </style:paragraph-properties>
      <style:text-properties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0.33cm" fo:margin-right="1.27cm" fo:margin-top="0.212cm" fo:margin-bottom="0cm" style:contextual-spacing="false" fo:text-indent="0cm" style:auto-text-indent="false">
        <style:tab-stops>
          <style:tab-stop style:position="1.016cm"/>
        </style:tab-stops>
      </style:paragraph-properties>
      <style:text-properties fo:font-size="13pt" style:text-underline-style="solid" style:text-underline-width="auto" style:text-underline-color="font-color" style:font-size-asian="13pt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paragraph-properties fo:margin-left="0.66cm" fo:margin-right="1.27cm" fo:text-indent="0cm" style:auto-text-indent="false">
        <style:tab-stops>
          <style:tab-stop style:position="1.27cm"/>
        </style:tab-stops>
      </style:paragraph-properties>
      <style:text-properties fo:font-size="10pt" style:font-size-asian="10pt"/>
    </style:style>
    <style:style style:name="Heading_20_4" style:display-name="Heading 4" style:family="paragraph" style:parent-style-name="Heading_20_3" style:next-style-name="Standard" style:default-outline-level="4" style:list-style-name="" style:class="text">
      <style:paragraph-properties fo:margin-left="0.991cm" fo:margin-right="1.27cm" fo:text-indent="0cm" style:auto-text-indent="false">
        <style:tab-stops>
          <style:tab-stop style:position="1.524cm"/>
        </style:tab-stops>
      </style:paragraph-properties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76cm" fo:margin-right="0cm" fo:line-height="0.388cm" fo:text-align="justify" style:justify-single-word="false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font-size="11pt" style:font-size-asian="11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423cm" fo:margin-bottom="0.212cm" style:contextual-spacing="false">
        <style:tab-stops>
          <style:tab-stop style:position="16.51cm" style:type="right"/>
        </style:tab-stops>
      </style:paragraph-properties>
      <style:text-properties fo:font-size="10pt" fo:font-weight="bold" style:font-size-asian="10pt" style:font-weight-asian="bold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847cm" fo:margin-right="1.27cm" fo:text-indent="0cm" style:auto-text-indent="false">
        <style:tab-stops>
          <style:tab-stop style:position="16.51cm" style:type="right"/>
        </style:tab-stops>
      </style:paragraph-properties>
      <style:text-properties fo:font-size="10pt" style:font-size-asian="10pt"/>
    </style:style>
    <style:style style:name="level_20_2_20_bullet" style:display-name="level 2 bullet" style:family="paragraph" style:parent-style-name="Standard" style:default-outline-level="">
      <style:paragraph-properties fo:margin-left="1.016cm" fo:margin-right="1.27cm" fo:text-indent="-0.508cm" style:auto-text-indent="false">
        <style:tab-stops>
          <style:tab-stop style:position="1.27cm"/>
          <style:tab-stop style:position="2.223cm"/>
          <style:tab-stop style:position="10.16cm"/>
          <style:tab-stop style:position="10.478cm"/>
          <style:tab-stop style:position="11.113cm"/>
        </style:tab-stops>
      </style:paragraph-properties>
    </style:style>
    <style:style style:name="lev2" style:family="paragraph" style:parent-style-name="Standard" style:default-outline-level="">
      <style:paragraph-properties fo:margin-left="0.635cm" fo:margin-right="1.27cm" fo:margin-top="0cm" fo:margin-bottom="0.176cm" style:contextual-spacing="false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lev3" style:family="paragraph" style:parent-style-name="Heading_20_4" style:default-outline-level="">
      <style:paragraph-properties fo:margin-left="2.54cm" fo:margin-right="1.27cm" fo:margin-top="0.071cm" fo:margin-bottom="0.176cm" style:contextual-spacing="false" fo:text-indent="0cm" style:auto-text-indent="false">
        <style:tab-stops>
          <style:tab-stop style:position="1.27cm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WW8Num28z0" style:family="text"/>
    <style:style style:name="WW8Num20z0" style:family="text"/>
    <style:style style:name="WW8Num10z0" style:family="text"/>
    <style:style style:name="WW8Num37z0" style:family="text"/>
    <style:style style:name="WW8Num24z0" style:family="text"/>
    <style:style style:name="WW8Num11z0" style:family="text"/>
    <style:style style:name="WW8Num42z0" style:family="text"/>
    <style:style style:name="WW8Num2z0" style:family="text"/>
    <style:style style:name="WW8Num43z0" style:family="text"/>
    <style:style style:name="WW8Num4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23z0" style:family="text"/>
    <style:style style:name="WW8NumSt1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z0" style:family="text"/>
    <style:style style:name="WW8Num29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40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6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19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26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3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31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34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30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12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16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8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14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36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15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21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9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39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32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5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25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22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18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35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13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33z0" style:family="text">
      <style:text-properties fo:color="#000000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000000" fo:font-size="12pt" fo:font-style="normal" style:text-underline-style="none" fo:font-weight="normal" style:font-size-asian="12pt" style:font-style-asian="normal" style:font-weight-asian="normal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" style:display-name="ListLabel 4" style:family="text">
      <style:text-properties fo:color="#000000" fo:font-size="12pt" fo:font-style="normal" style:text-underline-style="none" fo:font-weight="normal" style:font-size-asian="12pt" style:font-style-asian="normal" style:font-weight-asian="normal"/>
    </style:style>
    <style:style style:name="ListLabel_20_5" style:display-name="ListLabel 5" style:family="text">
      <style:text-properties style:font-name-complex="Symbol2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111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111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" style:num-prefix="(" style:num-suffix=") " style:num-format="1" text:start-value="8">
        <style:list-level-properties text:list-level-position-and-space-mode="label-alignment">
          <style:list-level-label-alignment text:label-followed-by="listtab" text:list-tab-stop-position="0.635cm" fo:text-indent="-0.635cm" fo:margin-left="1.143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111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1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588cm"/>
        </style:list-level-properties>
        <style:text-properties style:font-name="Symbol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858cm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style:font-name="Wingdings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5.398cm"/>
        </style:list-level-properties>
        <style:text-properties style:font-name="Symbol1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668cm"/>
        </style:list-level-properties>
        <style:text-properties style:font-name="Courier New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7.938cm"/>
        </style:list-level-properties>
        <style:text-properties style:font-name="Wingdings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9.208cm"/>
        </style:list-level-properties>
        <style:text-properties style:font-name="Symbol1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478cm"/>
        </style:list-level-properties>
        <style:text-properties style:font-name="Courier New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9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7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6cm"/>
        </style:list-level-properties>
        <style:text-properties style:font-name="Symbol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87cm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4.14cm"/>
        </style:list-level-properties>
        <style:text-properties style:font-name="Wingdings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5.41cm"/>
        </style:list-level-properties>
        <style:text-properties style:font-name="Symbol1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68cm"/>
        </style:list-level-properties>
        <style:text-properties style:font-name="Courier New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7.95cm"/>
        </style:list-level-properties>
        <style:text-properties style:font-name="Wingdings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9.22cm"/>
        </style:list-level-properties>
        <style:text-properties style:font-name="Symbol1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49cm"/>
        </style:list-level-properties>
        <style:text-properties style:font-name="Courier New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11.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7" style:num-suffix="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7" style:num-suffix="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7" style:num-suffix="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7" style:num-suffix="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7" style:num-suffix="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7" style:num-suffix="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7" style:num-suffix="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7" style:num-suffix="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7" style:num-suffix="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0:40:00</meta:creation-date>
    <dc:language>en-US</dc:language>
    <dc:date>2016-09-30T13:29:40.778374757</dc:date>
    <meta:editing-cycles>23</meta:editing-cycles>
    <meta:editing-duration>PT41M24S</meta:editing-duration>
    <meta:generator>LibreOffice/4.2.8.2$Linux_X86_64 LibreOffice_project/420m0$Build-2</meta:generator>
    <meta:document-statistic meta:table-count="0" meta:image-count="0" meta:object-count="0" meta:page-count="8" meta:paragraph-count="189" meta:word-count="1307" meta:character-count="8620" meta:non-whitespace-character-count="6855"/>
    <meta:template xlink:type="simple" xlink:actuate="onRequest" xlink:title="Normal" xlink:href=""/>
  </office:meta>
</office:document-meta>
</file>